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non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non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0">
            <text:p>4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24">
            <text:p>29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3">
            <text:p>3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VCC Jefferson School Center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784">
            <text:p>5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0">
            <text:p>2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33">
            <text:p>110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orthern VA - Arlington Learning Center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Phoenix - Virginia Beach Learning Center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4">
            <text:p>86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468">
            <text:p>3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noncampus-" style:display-name="PageStyle_disciplinary-actions-non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